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19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roit des modérateur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Modération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la page « Modération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- « Modération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Modérati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la page de modération</text:p>
          </table:table-cell>
          <table:table-cell table:style-name="ce1"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Modération »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Modération</text:p>
          </table:table-cell>
          <table:table-cell table:style-name="ce1" office:value-type="string" calcext:value-type="string">
            <text:p>D, F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0:26.410972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2T17:00:46.878040393</dc:date>
    <meta:editing-duration>PT47M27S</meta:editing-duration>
    <meta:editing-cycles>9</meta:editing-cycles>
    <meta:document-statistic meta:table-count="1" meta:cell-count="33" meta:object-count="0"/>
  </office:meta>
</office:document-meta>
</file>